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zterech ludzi, cztery ściany, cztery kwadranse. Przepis na imprezę w akademiku? Nie, choć zabawa jest tak samo przednia.</text:p>
      <text:p text:style-name="P1"/>
      <text:p text:style-name="P1"/>
      <text:p text:style-name="P1">Ostatnio wraz z kilkoma przyjaciółmi postanowiłem spędzić wieczór na rozwiązywaniu zagadek. Ale nie miało to polegać na siedzeniu w kółku i zarzucaniu się znanymi opowieściami ze zwrotami „tak-nie” – tym razem mieliśmy być w samym centrum akcji. A to wszystko dzięki zabawie zwanej „real life escape room”.</text:p>
      <text:p text:style-name="P1"/>
      <text:p text:style-name="P1"><text:span text:style-name="T1">Wchodzimy do niewielkiego pomieszczenia. Światła gasną. Za sobą słyszymy dźwięk zamykanych drzwi, a nasze oczy kierują się w stronę zegara pod sufitem, który odlicza czas. 60 minut – tyle właśnie mamy na rozwiązanie tajemnicy kryjącej się w pokoju oraz na wydostanie się z niego.</text:span></text:p>
      <text:p text:style-name="P1"/>
      <text:p text:style-name="P1">Brzmi jak fabuła jakiegoś filmu albo gry komputerowej? Owszem, ale tę atrakcję możecie przeżyć na żywo. Sam koncept jest banalny, zapewne każdy natknął się choć raz na grę online tego typu. Ostatnimi czasy zaś tego typu zabawy rosną jak grzyby po deszczu – w samych tylko Katowicach „pokoi zagadek” jest grubo ponad dwadzieścia, różniących się stopniem trudności i klimatem. Najpopularniejsze motywy to szpital psychiatryczny albo ucieczka z więzienia, ale można znaleźć bardziej nietypowe wyzwania jak napad na bank czy ciemnia fotograficzna. Wszystkie łączy jedno – wykonanie na niezwykle wysokim poziomie, od wystroju po oświetlenie. Nie powinno to jednak nikogo dziwić, w końcu klimat to podstawa tej zabawy.</text:p>
      <text:p text:style-name="P1"/>
      <text:p text:style-name="P1"><text:span text:style-name="T1">2 minuta. Wszyscy stoimy w miejscu i rozglądamy się we wszystkie strony po dość typowo umeblowanym pokoju. „Typowość” zaburzają jedynie horrendalne ilości kłódek na szufladach i półkach. Jeden z kluczy znajduje się poza naszym zasięgiem, mimo że widzimy go wyraźnie. Irytujące. A takich irytujących momentów jeszcze się kilka pojawi. Najważniejsze to jednak nie tracić głowy i cały czas starać się myśleć logicznie.</text:span></text:p>
      <text:p text:style-name="P1"/>
      <text:p text:style-name="P1">Zagadki są w gruncie rzeczy podobne – w większości chodzi o odszukanie właściwej kombinacji do zamka szyfrowego. Ale od ilości liczb, jakie można czasem znaleźć w pomieszczeniu, może się zakręcić w głowie. A w dodatku trzeba je jakoś sensownie połączyć, dodać, pomnożyć i Celestia wie, co jeszcze. Poza typowymi łamigłówkami pojawiają się też czasem proste zadania zręcznościowe. W większości zagadki są autorskie, stworzone specjalnie na potrzeby danego pokoju, przez co nawet weterani takich zagwozdek nie mają lekko.</text:p>
      <text:p text:style-name="P1"/>
      <text:p text:style-name="P1"><text:span text:style-name="T1">10 minuta. Znajdujemy kilka notatek. Jedna pomaga nam rozwiązać zagadkę ze ściany, pozostałe komplikują życie. Mamy dwa kody i znacznie więcej kłódek, więc jeden z nas zaczyna po kolei je sprawdzać, a pozostali kontynuują przeczesywanie pokoju.</text:span></text:p>
      <text:p text:style-name="P1"/>
      <text:p text:style-name="P1">Współpraca to podstawa. Optymalna ilość graczy podawana przez twórców pokoi to 3-4, a i tak każdy ma pełne ręce roboty. Warto zajrzeć w każdą dziurę, głośno komentować znaleziska i szybko likwidować niewłaściwe tropy. Tym bardziej, że w sporej części przypadków każde rozwiązanie prowadzi do kolejnej zagadki i utknięcie na którejś blokuje cały postęp.</text:p>
      <text:p text:style-name="P1"/>
      <text:p text:style-name="P1"><text:soft-page-break/><text:span text:style-name="T1">30 minuta. Powoli ogarniamy, które rzeczy w pomieszczeniu są typowymi zmyłkami, na biurku piętrzą się nam wskazówki i… stoimy w miejscu. Pod drzwiami ktoś wsuwa niewielki świtek papieru wyjaśniający, że mamy jeszcze raz przeczytać jedną z notatek. Po czterech facepalmach i zaktualizowaniu definicji jednego z elementów wystroju znajdujemy kolejny klucz.</text:span></text:p>
      <text:p text:style-name="P1"/>
      <text:p text:style-name="P1">Ale nawet jeśli utkniecie w którymś momencie, zawsze można dać znak, aby obsługa przekazała wam małą podpowiedź, dzięki której wrócicie na właściwy trop. Brzmi jak drobne oszustwo, ale tu liczy się przede wszystkim dobra zabawa. Poza tym wskazówki nie są (a przynajmniej nie powinny być) bezpośrednie i nie zawierają gotowego rozwiązania.</text:p>
      <text:p text:style-name="P1"/>
      <text:p text:style-name="P1"><text:span text:style-name="T1">45 minuta. Znaleźliśmy sejf. Zaczyna się żmudne liczenie celem uzyskania kodu. Stres tym większy, że po wpisaniu niewłaściwej kombinacji zamek blokuje się na kilka minut. Poświęcamy je na ponowne przejrzenie wskazówek i (w moim przypadku) zachwyt nad drobnymi nawiązaniami do kilku popularnych książek, jakie zostały w nich zawarte. Szacunek dla twórców.</text:span></text:p>
      <text:p text:style-name="P1"/>
      <text:p text:style-name="P1">A skoro o sejfie i kasie mowa – w zależności od pokoju, za 45 lub 60 minut zabawy trzeba średnio zapłacić ok. 80-90 zł. Polecam poszperać za kuponami na stronach typu Groupon, można dzięki temu przyoszczędzić kilkanaście złociszy. Acz ze swojej strony dodam, że jeśli chodzi o dział „rozrywka”, to już dawno nie miałem poczucia tak dobrze wydanej kasy.</text:p>
      <text:p text:style-name="P1"/>
      <text:p text:style-name="P1"><text:span text:style-name="T1">59 minuta. Udało się odszyfrować kombinację do ostatniego zamka. Zdobywamy klucz. Potem kolejny. Serca walą jak szalone, kiedy w końcu znajdujemy też list z rozwiązaniem. Dobiegamy do drzwi i otwieramy je. Z radością stwierdzamy, że zostało nam mniej niż dziesięć sekund. I jedyne, co nas smuci, to to, że w każdym z takich pokoi można bawić się tak tylko raz.</text:span></text:p>
      <text:p text:style-name="P2"/>
      <text:p text:style-name="P2"/>
      <text:p text:style-name="P1">Grafiki do wyboru:</text:p>
      <text:p text:style-name="P1"><text:a xlink:type="simple" xlink:href="http://img.grouponcdn.com/deal/a47L35AURrdmq83NjbHt/zZ-2048x1229/v1/c700x420.jpg" text:style-name="Internet_20_link" text:visited-style-name="Visited_20_Internet_20_Link">http</text:a><text:a xlink:type="simple" xlink:href="http://img.grouponcdn.com/deal/a47L35AURrdmq83NjbHt/zZ-2048x1229/v1/c700x420.jpg" text:style-name="Internet_20_link" text:visited-style-name="Visited_20_Internet_20_Link">://</text:a><text:a xlink:type="simple" xlink:href="http://img.grouponcdn.com/deal/a47L35AURrdmq83NjbHt/zZ-2048x1229/v1/c700x420.jpg" text:style-name="Internet_20_link" text:visited-style-name="Visited_20_Internet_20_Link">img</text:a><text:a xlink:type="simple" xlink:href="http://img.grouponcdn.com/deal/a47L35AURrdmq83NjbHt/zZ-2048x1229/v1/c700x420.jpg" text:style-name="Internet_20_link" text:visited-style-name="Visited_20_Internet_20_Link">.</text:a><text:a xlink:type="simple" xlink:href="http://img.grouponcdn.com/deal/a47L35AURrdmq83NjbHt/zZ-2048x1229/v1/c700x420.jpg" text:style-name="Internet_20_link" text:visited-style-name="Visited_20_Internet_20_Link">grouponcdn</text:a><text:a xlink:type="simple" xlink:href="http://img.grouponcdn.com/deal/a47L35AURrdmq83NjbHt/zZ-2048x1229/v1/c700x420.jpg" text:style-name="Internet_20_link" text:visited-style-name="Visited_20_Internet_20_Link">.</text:a><text:a xlink:type="simple" xlink:href="http://img.grouponcdn.com/deal/a47L35AURrdmq83NjbHt/zZ-2048x1229/v1/c700x420.jpg" text:style-name="Internet_20_link" text:visited-style-name="Visited_20_Internet_20_Link">com</text:a><text:a xlink:type="simple" xlink:href="http://img.grouponcdn.com/deal/a47L35AURrdmq83NjbHt/zZ-2048x1229/v1/c700x420.jpg" text:style-name="Internet_20_link" text:visited-style-name="Visited_20_Internet_20_Link">/</text:a><text:a xlink:type="simple" xlink:href="http://img.grouponcdn.com/deal/a47L35AURrdmq83NjbHt/zZ-2048x1229/v1/c700x420.jpg" text:style-name="Internet_20_link" text:visited-style-name="Visited_20_Internet_20_Link">deal</text:a><text:a xlink:type="simple" xlink:href="http://img.grouponcdn.com/deal/a47L35AURrdmq83NjbHt/zZ-2048x1229/v1/c700x420.jpg" text:style-name="Internet_20_link" text:visited-style-name="Visited_20_Internet_20_Link">/</text:a><text:a xlink:type="simple" xlink:href="http://img.grouponcdn.com/deal/a47L35AURrdmq83NjbHt/zZ-2048x1229/v1/c700x420.jpg" text:style-name="Internet_20_link" text:visited-style-name="Visited_20_Internet_20_Link">a</text:a><text:a xlink:type="simple" xlink:href="http://img.grouponcdn.com/deal/a47L35AURrdmq83NjbHt/zZ-2048x1229/v1/c700x420.jpg" text:style-name="Internet_20_link" text:visited-style-name="Visited_20_Internet_20_Link">47</text:a><text:a xlink:type="simple" xlink:href="http://img.grouponcdn.com/deal/a47L35AURrdmq83NjbHt/zZ-2048x1229/v1/c700x420.jpg" text:style-name="Internet_20_link" text:visited-style-name="Visited_20_Internet_20_Link">L</text:a><text:a xlink:type="simple" xlink:href="http://img.grouponcdn.com/deal/a47L35AURrdmq83NjbHt/zZ-2048x1229/v1/c700x420.jpg" text:style-name="Internet_20_link" text:visited-style-name="Visited_20_Internet_20_Link">35</text:a><text:a xlink:type="simple" xlink:href="http://img.grouponcdn.com/deal/a47L35AURrdmq83NjbHt/zZ-2048x1229/v1/c700x420.jpg" text:style-name="Internet_20_link" text:visited-style-name="Visited_20_Internet_20_Link">AURrdmq</text:a><text:a xlink:type="simple" xlink:href="http://img.grouponcdn.com/deal/a47L35AURrdmq83NjbHt/zZ-2048x1229/v1/c700x420.jpg" text:style-name="Internet_20_link" text:visited-style-name="Visited_20_Internet_20_Link">83</text:a><text:a xlink:type="simple" xlink:href="http://img.grouponcdn.com/deal/a47L35AURrdmq83NjbHt/zZ-2048x1229/v1/c700x420.jpg" text:style-name="Internet_20_link" text:visited-style-name="Visited_20_Internet_20_Link">NjbHt</text:a><text:a xlink:type="simple" xlink:href="http://img.grouponcdn.com/deal/a47L35AURrdmq83NjbHt/zZ-2048x1229/v1/c700x420.jpg" text:style-name="Internet_20_link" text:visited-style-name="Visited_20_Internet_20_Link">/</text:a><text:a xlink:type="simple" xlink:href="http://img.grouponcdn.com/deal/a47L35AURrdmq83NjbHt/zZ-2048x1229/v1/c700x420.jpg" text:style-name="Internet_20_link" text:visited-style-name="Visited_20_Internet_20_Link">zZ</text:a><text:a xlink:type="simple" xlink:href="http://img.grouponcdn.com/deal/a47L35AURrdmq83NjbHt/zZ-2048x1229/v1/c700x420.jpg" text:style-name="Internet_20_link" text:visited-style-name="Visited_20_Internet_20_Link">-2048</text:a><text:a xlink:type="simple" xlink:href="http://img.grouponcdn.com/deal/a47L35AURrdmq83NjbHt/zZ-2048x1229/v1/c700x420.jpg" text:style-name="Internet_20_link" text:visited-style-name="Visited_20_Internet_20_Link">x</text:a><text:a xlink:type="simple" xlink:href="http://img.grouponcdn.com/deal/a47L35AURrdmq83NjbHt/zZ-2048x1229/v1/c700x420.jpg" text:style-name="Internet_20_link" text:visited-style-name="Visited_20_Internet_20_Link">1229/</text:a><text:a xlink:type="simple" xlink:href="http://img.grouponcdn.com/deal/a47L35AURrdmq83NjbHt/zZ-2048x1229/v1/c700x420.jpg" text:style-name="Internet_20_link" text:visited-style-name="Visited_20_Internet_20_Link">v</text:a><text:a xlink:type="simple" xlink:href="http://img.grouponcdn.com/deal/a47L35AURrdmq83NjbHt/zZ-2048x1229/v1/c700x420.jpg" text:style-name="Internet_20_link" text:visited-style-name="Visited_20_Internet_20_Link">1/</text:a><text:a xlink:type="simple" xlink:href="http://img.grouponcdn.com/deal/a47L35AURrdmq83NjbHt/zZ-2048x1229/v1/c700x420.jpg" text:style-name="Internet_20_link" text:visited-style-name="Visited_20_Internet_20_Link">c</text:a><text:a xlink:type="simple" xlink:href="http://img.grouponcdn.com/deal/a47L35AURrdmq83NjbHt/zZ-2048x1229/v1/c700x420.jpg" text:style-name="Internet_20_link" text:visited-style-name="Visited_20_Internet_20_Link">700</text:a><text:a xlink:type="simple" xlink:href="http://img.grouponcdn.com/deal/a47L35AURrdmq83NjbHt/zZ-2048x1229/v1/c700x420.jpg" text:style-name="Internet_20_link" text:visited-style-name="Visited_20_Internet_20_Link">x</text:a><text:a xlink:type="simple" xlink:href="http://img.grouponcdn.com/deal/a47L35AURrdmq83NjbHt/zZ-2048x1229/v1/c700x420.jpg" text:style-name="Internet_20_link" text:visited-style-name="Visited_20_Internet_20_Link">420.</text:a><text:a xlink:type="simple" xlink:href="http://img.grouponcdn.com/deal/a47L35AURrdmq83NjbHt/zZ-2048x1229/v1/c700x420.jpg" text:style-name="Internet_20_link" text:visited-style-name="Visited_20_Internet_20_Link">jpg</text:a></text:p>
      <text:p text:style-name="P1"><text:a xlink:type="simple" xlink:href="http://sniper.pl/images/org/escape_room.jpg" text:style-name="Internet_20_link" text:visited-style-name="Visited_20_Internet_20_Link">http</text:a><text:a xlink:type="simple" xlink:href="http://sniper.pl/images/org/escape_room.jpg" text:style-name="Internet_20_link" text:visited-style-name="Visited_20_Internet_20_Link">://</text:a><text:a xlink:type="simple" xlink:href="http://sniper.pl/images/org/escape_room.jpg" text:style-name="Internet_20_link" text:visited-style-name="Visited_20_Internet_20_Link">sniper</text:a><text:a xlink:type="simple" xlink:href="http://sniper.pl/images/org/escape_room.jpg" text:style-name="Internet_20_link" text:visited-style-name="Visited_20_Internet_20_Link">.</text:a><text:a xlink:type="simple" xlink:href="http://sniper.pl/images/org/escape_room.jpg" text:style-name="Internet_20_link" text:visited-style-name="Visited_20_Internet_20_Link">pl</text:a><text:a xlink:type="simple" xlink:href="http://sniper.pl/images/org/escape_room.jpg" text:style-name="Internet_20_link" text:visited-style-name="Visited_20_Internet_20_Link">/</text:a><text:a xlink:type="simple" xlink:href="http://sniper.pl/images/org/escape_room.jpg" text:style-name="Internet_20_link" text:visited-style-name="Visited_20_Internet_20_Link">images</text:a><text:a xlink:type="simple" xlink:href="http://sniper.pl/images/org/escape_room.jpg" text:style-name="Internet_20_link" text:visited-style-name="Visited_20_Internet_20_Link">/</text:a><text:a xlink:type="simple" xlink:href="http://sniper.pl/images/org/escape_room.jpg" text:style-name="Internet_20_link" text:visited-style-name="Visited_20_Internet_20_Link">org</text:a><text:a xlink:type="simple" xlink:href="http://sniper.pl/images/org/escape_room.jpg" text:style-name="Internet_20_link" text:visited-style-name="Visited_20_Internet_20_Link">/</text:a><text:a xlink:type="simple" xlink:href="http://sniper.pl/images/org/escape_room.jpg" text:style-name="Internet_20_link" text:visited-style-name="Visited_20_Internet_20_Link">escape</text:a><text:a xlink:type="simple" xlink:href="http://sniper.pl/images/org/escape_room.jpg" text:style-name="Internet_20_link" text:visited-style-name="Visited_20_Internet_20_Link">_</text:a><text:a xlink:type="simple" xlink:href="http://sniper.pl/images/org/escape_room.jpg" text:style-name="Internet_20_link" text:visited-style-name="Visited_20_Internet_20_Link">room</text:a><text:a xlink:type="simple" xlink:href="http://sniper.pl/images/org/escape_room.jpg" text:style-name="Internet_20_link" text:visited-style-name="Visited_20_Internet_20_Link">.</text:a><text:a xlink:type="simple" xlink:href="http://sniper.pl/images/org/escape_room.jpg" text:style-name="Internet_20_link" text:visited-style-name="Visited_20_Internet_20_Link">jp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
    <meta:initial-creator/>
    <meta:editing-cycles>2</meta:editing-cycles>
    <dc:date>2015-10-10T14:56:49.626000000</dc:date>
    <meta:editing-duration>PT1M9S</meta:editing-duration>
    <meta:document-statistic meta:table-count="0" meta:image-count="0" meta:object-count="0" meta:page-count="2" meta:paragraph-count="16" meta:word-count="714" meta:character-count="4847" meta:non-whitespace-character-count="4143"/>
  </office:meta>
</office:document-meta>
</file>